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officeooo:paragraph-rsid="00098e8e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Standard">
      <style:paragraph-properties fo:margin-top="0cm" fo:margin-bottom="0.499cm" loext:contextual-spacing="false"/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: Extracting statistics about user behaviour from an online discussion forum data</text:p>
      <text:p text:style-name="P3">I propose to use the Data snapshot of the discussion forum of Udacity.com website, with data uptill a particular date (content.udacity-data.com/course/hadoop/forum_data.tar.gz) to extract several statistics about user behaviour using Hadoop and Mapreduce.</text:p>
      <text:p text:style-name="P1">Deliverables:</text:p>
      <text:list xml:id="list5063454400248210437" text:style-name="L1">
        <text:list-item>
          <text:p text:style-name="P2">Report on the project</text:p>
        </text:list-item>
        <text:list-item>
          <text:p text:style-name="P2">Public code repository containing the project code history</text:p>
        </text:list-item>
        <text:list-item>
          <text:p text:style-name="P2">A report about the several user behaviour statistics extracted from the dat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2-25T16:02:13.977668136</meta:creation-date>
    <dc:date>2016-02-25T16:04:44.877627561</dc:date>
    <dc:creator>enlighter </dc:creator>
    <meta:editing-duration>PT2M31S</meta:editing-duration>
    <meta:editing-cycles>1</meta:editing-cycles>
    <meta:document-statistic meta:table-count="0" meta:image-count="0" meta:object-count="0" meta:page-count="1" meta:paragraph-count="6" meta:word-count="72" meta:character-count="512" meta:non-whitespace-character-count="449"/>
    <meta:generator>LibreOffice/5.0.3.2$Linux_X86_64 LibreOffice_project/00m0$Build-2</meta:generator>
  </office:meta>
</office:document-meta>
</file>